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5a80"/>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96d4"/>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2.668cm" svg:y="-5cm"/>
          <draw:glue-point draw:id="5" svg:x="5cm" svg:y="-5cm"/>
          <draw:glue-point draw:id="6" svg:x="1.166cm" svg:y="-5cm"/>
          <draw:glue-point draw:id="7" svg:x="2.845cm" svg:y="-5cm"/>
          <draw:glue-point draw:id="8" svg:x="3.923cm" svg:y="-5cm"/>
          <draw:glue-point draw:id="9" svg:x="-5cm" svg:y="5cm"/>
          <draw:glue-point draw:id="10" svg:x="2.638cm" svg:y="5cm"/>
          <draw:glue-point draw:id="11" svg:x="-1.182cm" svg:y="5cm"/>
          <draw:glue-point draw:id="12" svg:x="-5cm" svg:y="-2.659cm"/>
          <draw:glue-point draw:id="13" svg:x="-5cm" svg:y="1.171cm"/>
          <draw:glue-point draw:id="14" svg:x="5cm" svg:y="2.68cm"/>
          <draw:glue-point draw:id="15" svg:x="5cm" svg:y="-1.161cm"/>
          <draw:glue-point draw:id="16" svg:x="0.56cm" svg:y="-0.831cm"/>
          <draw:polygon draw:style-name="gr1" draw:layer="layout" svg:width="0.484cm" svg:height="2cm" svg:x="1.565cm" svg:y="0cm" svg:viewBox="0 0 485 2001" draw:points="0,468 485,0 485,1532 0,2001">
            <text:p/>
          </draw:polygon>
          <draw:path draw:style-name="gr2" draw:layer="layout" svg:width="0.479cm" svg:height="1.995cm" svg:x="1.565cm" svg:y="0.005cm" svg:viewBox="0 0 480 1996" svg:d="m0 463 479-463zm1 1531-480 465v-1533zm0 0z">
            <text:p/>
          </draw:path>
          <draw:polygon draw:style-name="gr3" draw:layer="layout" svg:width="2.049cm" svg:height="0.468cm" svg:x="0cm" svg:y="0cm" svg:viewBox="0 0 2050 469" draw:points="1565,469 2050,0 483,0 0,469">
            <text:p/>
          </draw:polygon>
          <draw:path draw:style-name="gr2" draw:layer="layout" svg:width="2.043cm" svg:height="0.463cm" svg:x="0cm" svg:y="0.005cm" svg:viewBox="0 0 2044 464" svg:d="m1565 464 479-464zm-1566 0-478 464h1565zm0 0z">
            <text:p/>
          </draw:path>
          <draw:polygon draw:style-name="gr4" draw:layer="layout" svg:width="1.565cm" svg:height="1.532cm" svg:x="0cm" svg:y="0.468cm" svg:viewBox="0 0 1566 1533" draw:points="0,0 0,1533 1566,1533 1566,0">
            <text:p/>
          </draw:polygon>
          <draw:polygon draw:style-name="gr2" draw:layer="layout" svg:width="1.565cm" svg:height="1.532cm" svg:x="0cm" svg:y="0.468cm" svg:viewBox="0 0 1566 1533" draw:points="0,0 0,1533 1566,1533 1566,0">
            <text:p/>
          </draw:polygon>
          <draw:polygon draw:style-name="gr5" draw:layer="layout" svg:width="0.668cm" svg:height="0.156cm" svg:x="0.925cm" svg:y="0.213cm" svg:viewBox="0 0 669 157" draw:points="56,28 0,85 398,85 341,157 669,71 498,0 455,28">
            <text:p/>
          </draw:polygon>
          <draw:polygon draw:style-name="gr5" draw:layer="layout" svg:width="0.668cm" svg:height="0.17cm" svg:x="1.124cm" svg:y="0.014cm" svg:viewBox="0 0 669 171" draw:points="56,42 0,99 398,99 326,171 669,71 483,0 455,42">
            <text:p/>
          </draw:polygon>
          <draw:polygon draw:style-name="gr5" draw:layer="layout" svg:width="0.67cm" svg:height="0.156cm" svg:x="0.227cm" svg:y="0.269cm" svg:viewBox="0 0 671 157" draw:points="613,128 671,71 256,71 328,0 0,85 171,157 199,128">
            <text:p/>
          </draw:polygon>
          <draw:polygon draw:style-name="gr5" draw:layer="layout" svg:width="0.669cm" svg:height="0.171cm" svg:x="0.412cm" svg:y="0.07cm" svg:viewBox="0 0 670 172" draw:points="612,128 670,72 270,72 342,0 0,99 185,172 213,128">
            <text:p/>
          </draw:polygon>
          <draw:polygon draw:style-name="gr6" draw:layer="layout" svg:width="0.668cm" svg:height="0.155cm" svg:x="0.939cm" svg:y="0.227cm" svg:viewBox="0 0 669 156" draw:points="56,28 0,84 398,84 342,156 669,71 497,0 455,28">
            <text:p/>
          </draw:polygon>
          <draw:polygon draw:style-name="gr6" draw:layer="layout" svg:width="0.669cm" svg:height="0.17cm" svg:x="1.138cm" svg:y="0.028cm" svg:viewBox="0 0 670 171" draw:points="56,42 0,99 399,99 328,171 670,70 484,0 456,42">
            <text:p/>
          </draw:polygon>
          <draw:polygon draw:style-name="gr6" draw:layer="layout" svg:width="0.669cm" svg:height="0.156cm" svg:x="0.241cm" svg:y="0.284cm" svg:viewBox="0 0 670 157" draw:points="613,128 670,71 257,71 327,0 0,85 171,157 199,128">
            <text:p/>
          </draw:polygon>
          <draw:polygon draw:style-name="gr6" draw:layer="layout" svg:width="0.669cm" svg:height="0.17cm" svg:x="0.427cm" svg:y="0.085cm" svg:viewBox="0 0 670 171" draw:points="612,128 670,71 270,71 342,0 0,99 185,171 213,128">
            <text:p/>
          </draw:polygon>
          <draw:polygon draw:style-name="gr5" draw:layer="layout" svg:width="1.366cm" svg:height="1.305cm" svg:x="0.113cm" svg:y="0.61cm" svg:viewBox="0 0 1367 1306" draw:points="199,0 199,156 512,156 683,510 854,156 1168,156 1168,0 1367,198 1168,397 1168,255 939,255 755,653 939,1050 1168,1050 1168,908 1367,1106 1168,1306 1168,1164 854,1164 683,794 512,1164 199,1164 199,1306 0,1106 199,908 199,1050 413,1050 612,653 413,255 199,255 199,397 0,198">
            <text:p/>
          </draw:polygon>
          <draw:polygon draw:style-name="gr6" draw:layer="layout" svg:width="1.367cm" svg:height="1.305cm" svg:x="0.127cm" svg:y="0.624cm" svg:viewBox="0 0 1368 1306" draw:points="199,0 199,156 512,156 684,511 854,156 1168,156 1168,0 1368,199 1168,397 1168,255 940,255 755,652 940,1050 1168,1050 1168,908 1368,1107 1168,1306 1168,1163 854,1163 684,795 512,1163 199,1163 199,1306 0,1107 199,908 199,1050 413,1050 612,652 413,255 199,255 199,397 0,19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TM Fast Gigabit Etherswitch</dc:title>
    <meta:creation-date>2011-02-07T16:45:42</meta:creation-date>
    <meta:editing-duration>P0D</meta:editing-duration>
    <meta:editing-cycles>1</meta:editing-cycles>
    <meta:document-statistic meta:object-count="17"/>
    <meta:generator>OpenOffice.org/3.3$Linux OpenOffice.org_project/330m20$Build-9567</meta:generator>
  </office:meta>
</office:document-meta>
</file>